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7b13" officeooo:paragraph-rsid="001423af"/>
    </style:style>
    <style:style style:name="P2" style:family="paragraph" style:parent-style-name="Standard">
      <style:text-properties officeooo:rsid="00117b13" officeooo:paragraph-rsid="00182706"/>
    </style:style>
    <style:style style:name="P3" style:family="paragraph" style:parent-style-name="Standard">
      <style:text-properties officeooo:rsid="0018171d" officeooo:paragraph-rsid="0018171d"/>
    </style:style>
    <style:style style:name="P4" style:family="paragraph" style:parent-style-name="Standard">
      <style:text-properties officeooo:rsid="0018171d" officeooo:paragraph-rsid="00182706"/>
    </style:style>
    <style:style style:name="P5" style:family="paragraph" style:parent-style-name="Standard">
      <style:text-properties officeooo:rsid="00182706" officeooo:paragraph-rsid="00182706"/>
    </style:style>
    <style:style style:name="P6" style:family="paragraph" style:parent-style-name="Standard">
      <style:text-properties officeooo:rsid="0019d280" officeooo:paragraph-rsid="0019d280"/>
    </style:style>
    <style:style style:name="P7" style:family="paragraph" style:parent-style-name="Standard">
      <style:text-properties officeooo:rsid="001c440f" officeooo:paragraph-rsid="001c440f"/>
    </style:style>
    <style:style style:name="P8" style:family="paragraph" style:parent-style-name="Standard">
      <style:text-properties officeooo:rsid="0019d280" officeooo:paragraph-rsid="0019d280"/>
    </style:style>
    <style:style style:name="P9" style:family="paragraph" style:parent-style-name="Standard">
      <style:text-properties fo:color="#ce181e" officeooo:rsid="001d5171" officeooo:paragraph-rsid="001d5171"/>
    </style:style>
    <style:style style:name="T1" style:family="text">
      <style:text-properties officeooo:rsid="00170d1b"/>
    </style:style>
    <style:style style:name="T2" style:family="text">
      <style:text-properties officeooo:rsid="0018171d"/>
    </style:style>
    <style:style style:name="T3" style:family="text">
      <style:text-properties officeooo:rsid="0018f939"/>
    </style:style>
    <style:style style:name="T4" style:family="text">
      <style:text-properties officeooo:rsid="0019d280"/>
    </style:style>
    <style:style style:name="T5" style:family="text">
      <style:text-properties fo:color="#ce181e"/>
    </style:style>
    <style:style style:name="T6" style:family="text">
      <style:text-properties officeooo:rsid="001d32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anco HSQLDB</text:p>
      <text:p text:style-name="P7">Obs:alterar o nome do usuário de acordo com o utilizado na maquina, os demais dados não deverão ser alterados</text:p>
      <text:p text:style-name="P7"/>
      <text:p text:style-name="P3">1 Passo, startando servidor(o servidor irá executar).</text:p>
      <text:p text:style-name="P3">1-1Comando.</text:p>
      <text:p text:style-name="P1"><text:span text:style-name="T1">cd </text:span>/home/vagner/eclipse-workspace/controleDeEstagio </text:p>
      <text:p text:style-name="P1"/>
      <text:p text:style-name="P3">1-2)Comando.</text:p>
      <text:p text:style-name="P1">java -cp hsqldb.jar org.hsqldb.server.Server --database.0 file:controleDeEstagio --dbname.0 controleDeEstagio</text:p>
      <text:p text:style-name="P1"/>
      <text:p text:style-name="P3"/>
      <text:p text:style-name="P4">2 Passo, abrindo o gerenciador(interface <text:span text:style-name="T6">do hsqldb</text:span>). Abra outro terminal e digite o seguinte comando.</text:p>
      <text:p text:style-name="P4">2-1)Comando.</text:p>
      <text:p text:style-name="P2"><text:span text:style-name="T1">cd </text:span>/home/vagner/eclipse-workspace/controleDeEstagio </text:p>
      <text:p text:style-name="P2"/>
      <text:p text:style-name="P5">2-2)<text:span text:style-name="T2">Comando.</text:span></text:p>
      <text:p text:style-name="P3"><text:span text:style-name="T3">j</text:span>ava -cp hsqldb.jar org.hsqldb.util.DatabaseManager </text:p>
      <text:p text:style-name="P1"/>
      <text:p text:style-name="P3"/>
      <text:p text:style-name="P6"><text:span text:style-name="T5">Observação: </text:span>os dados na interface deveram ficar da seguinte forma:</text:p>
      <text:p text:style-name="P6">Type: HSQL Database Engine Server</text:p>
      <text:p text:style-name="P6">Driver: org.hsqldb.jdbcDriver</text:p>
      <text:p text:style-name="P3"><text:span text:style-name="T4">URL: </text:span>jdbc:hsqldb:hsql://localhost/controleDeEstagio</text:p>
      <text:p text:style-name="P6">User: SA</text:p>
      <text:p text:style-name="P6">password:” <text:s/>“</text:p>
      <text:p text:style-name="P6"/>
      <text:p text:style-name="P6"/>
      <text:p text:style-name="P9">Estão cadastrados dois usuarios(admin e user aos dois estão cadastrados com a senha 123, esta senha será necessária para logar no sistema(somente usuário cadastrado pose executar algumas tarefas) ainda não foram adicionadas as permissõ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9:15:37.116346615</meta:creation-date>
    <dc:date>2019-05-18T22:11:21.390071212</dc:date>
    <meta:editing-duration>PT2H3M17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22" meta:character-count="1026" meta:non-whitespace-character-count="920"/>
  </office:meta>
</office:document-meta>
</file>